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1cm"/>
    </style:style>
    <style:style style:name="co3" style:family="table-column">
      <style:table-column-properties fo:break-before="auto" style:column-width="3.939cm"/>
    </style:style>
    <style:style style:name="co4" style:family="table-column">
      <style:table-column-properties fo:break-before="auto" style:column-width="6.4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dition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 1e groupe de 4 chiffres est l'inverse du 3e group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ur le 1<text:span text:style-name="T1">er</text:span> groupe de 0 à 9999 soit 10 000 possibilité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dition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 2e groupe de chiffres est composé des 4 derniers chiffres du 3e groupe multiplié par 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ur le 2<text:span text:style-name="T1">er</text:span> groupe de 0 à 9999 soit 10 000 possibilité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de possibilités</text:p>
          </table:table-cell>
          <table:table-cell table:number-columns-repeated="7"/>
        </table:table-row>
        <table:table-row table:style-name="ro1">
          <table:table-cell table:style-name="ce1" table:formula="of:=10000*10000" office:value-type="float" office:value="100000000" calcext:value-type="float">
            <text:p>100 000 0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dition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 somme des 4 groupes de chiffres donne forcément un multiple de 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 000 possibilités par bloc</text:p>
          </table:table-cell>
          <table:table-cell table:number-columns-repeated="7"/>
        </table:table-row>
        <table:table-row table:style-name="ro1">
          <table:table-cell table:number-columns-repeated="4" table:style-name="ce2" office:value-type="float" office:value="10000" calcext:value-type="float">
            <text:p>10 000</text:p>
          </table:table-cell>
          <table:table-cell office:value-type="string" calcext:value-type="string">
            <text:p>soit</text:p>
          </table:table-cell>
          <table:table-cell table:style-name="ce1" table:formula="of:=+[.A15]*[.B15]*[.C15]*[.D15]" office:value-type="float" office:value="1E+016" calcext:value-type="float">
            <text:p>10 000 000 000 000 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t être un multiple de 10 000 soit</text:p>
          </table:table-cell>
          <table:table-cell table:number-columns-repeated="2"/>
          <table:table-cell table:style-name="ce1" table:formula="of:=+[.F15]/10000" office:value-type="float" office:value="1000000000000" calcext:value-type="float">
            <text:p>1 000 000 000 000</text:p>
          </table:table-cell>
          <table:table-cell office:value-type="string" calcext:value-type="string">
            <text:p>possibilité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u final, nous avons donc :</text:p>
          </table:table-cell>
          <table:table-cell/>
          <table:table-cell table:style-name="ce1" table:formula="of:=+[.D16]/[.A10]" office:value-type="float" office:value="10000" calcext:value-type="float">
            <text:p>10 000</text:p>
          </table:table-cell>
          <table:table-cell office:value-type="string" calcext:value-type="string">
            <text:p>possibilité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03T10:15:03.719541473</meta:creation-date>
    <dc:date>2020-04-03T10:28:46.112217638</dc:date>
    <meta:editing-duration>PT3M22S</meta:editing-duration>
    <meta:editing-cycles>1</meta:editing-cycles>
    <meta:document-statistic meta:table-count="1" meta:cell-count="23" meta:object-count="0"/>
    <meta:generator>LibreOffice/6.4.1.2$MacOSX_X86_64 LibreOffice_project/4d224e95b98b138af42a64d84056446d09082932</meta:generator>
    <meta:user-defined meta:name=""/>
  </office:meta>
</office:document-meta>
</file>